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6000004E611AC83512C3149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8cm, 5.216cm, 4.679cm, 5.3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3.969cm" svg:x="4.175cm" svg:y="7.032cm">
          <draw:image xlink:href="Pictures/10000001000004E6000004E611AC83512C3149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5-02T09:42:00.580000000</dc:date>
    <meta:editing-duration>PT1M35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